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AAA636B0258C82DC69.png" manifest:media-type="image/png"/>
  <manifest:file-entry manifest:full-path="Pictures/1000000100000372000003010F2DE8F6D6435737.png" manifest:media-type="image/png"/>
  <manifest:file-entry manifest:full-path="Pictures/1000000100000487000003A5E7F707873BEE6071.png" manifest:media-type="image/png"/>
  <manifest:file-entry manifest:full-path="Pictures/10000001000004C2000003BE8E65150FACF1F1D1.png" manifest:media-type="image/png"/>
  <manifest:file-entry manifest:full-path="Pictures/1000000100000780000003AF7B05724DC1ADDAC5.png" manifest:media-type="image/png"/>
  <manifest:file-entry manifest:full-path="Pictures/100000010000036C000003D463441A0F2DFFAC2F.png" manifest:media-type="image/png"/>
  <manifest:file-entry manifest:full-path="Pictures/1000000100000780000003A49F69F8453661E476.png" manifest:media-type="image/png"/>
  <manifest:file-entry manifest:full-path="Pictures/1000000100000780000003FF96A0FD5A40FD36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officeooo:paragraph-rsid="0014d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width="13.952cm" svg:height="11.231cm" draw:z-index="0"><draw:image xlink:href="Pictures/1000000100000487000003A5E7F707873BEE6071.png" xlink:type="simple" xlink:show="embed" xlink:actuate="onLoad" draw:mime-type="image/png"/></draw:frame><draw:frame draw:style-name="fr1" draw:name="Imagen2" text:anchor-type="char" svg:x="1.568cm" svg:y="12.308cm" svg:width="13.898cm" svg:height="12.116cm" draw:z-index="1"><draw:image xlink:href="Pictures/1000000100000372000003010F2DE8F6D6435737.png" xlink:type="simple" xlink:show="embed" xlink:actuate="onLoad" draw:mime-type="image/png"/></draw:frame></text:p>
      <text:p text:style-name="P1"><draw:frame draw:style-name="fr3" draw:name="Imagen3" text:anchor-type="char" svg:width="15.434cm" svg:height="12.139cm" draw:z-index="2"><draw:image xlink:href="Pictures/10000001000004C2000003BE8E65150FACF1F1D1.png" xlink:type="simple" xlink:show="embed" xlink:actuate="onLoad" draw:mime-type="image/png"/></draw:frame><draw:frame draw:style-name="fr1" draw:name="Imagen4" text:anchor-type="char" svg:x="-0.053cm" svg:y="13.414cm" svg:width="17cm" svg:height="8.304cm" draw:z-index="3"><draw:image xlink:href="Pictures/1000000100000780000003AAA636B0258C82DC69.png" xlink:type="simple" xlink:show="embed" xlink:actuate="onLoad" draw:mime-type="image/png"/></draw:frame></text:p>
      <text:p text:style-name="P2"><draw:frame draw:style-name="fr1" draw:name="Imagen5" text:anchor-type="char" svg:x="-0.265cm" svg:y="-0.661cm" svg:width="17cm" svg:height="8.251cm" draw:z-index="4"><draw:image xlink:href="Pictures/1000000100000780000003A49F69F8453661E476.png" xlink:type="simple" xlink:show="embed" xlink:actuate="onLoad" draw:mime-type="image/png"/></draw:frame><draw:frame draw:style-name="fr1" draw:name="Imagen6" text:anchor-type="char" svg:x="-0.397cm" svg:y="8.523cm" svg:width="17cm" svg:height="19.018cm" draw:z-index="5"><draw:image xlink:href="Pictures/100000010000036C000003D463441A0F2DFFAC2F.png" xlink:type="simple" xlink:show="embed" xlink:actuate="onLoad" draw:mime-type="image/png"/></draw:frame></text:p>
      <text:p text:style-name="P1"><draw:frame draw:style-name="fr2" draw:name="Imagen7" text:anchor-type="char" svg:width="17cm" svg:height="8.348cm" draw:z-index="6"><draw:image xlink:href="Pictures/1000000100000780000003AF7B05724DC1ADDAC5.png" xlink:type="simple" xlink:show="embed" xlink:actuate="onLoad" draw:mime-type="image/png"/></draw:frame><draw:frame draw:style-name="fr1" draw:name="Imagen8" text:anchor-type="char" svg:x="0.159cm" svg:y="10.636cm" svg:width="17cm" svg:height="9.058cm" draw:z-index="7"><draw:image xlink:href="Pictures/1000000100000780000003FF96A0FD5A40FD36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7T20:30:36.489000000</meta:creation-date>
    <dc:date>2023-03-07T20:33:14.771000000</dc:date>
    <meta:editing-duration>PT2M39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7.3.0.3$Windows_X86_64 LibreOffice_project/0f246aa12d0eee4a0f7adcefbf7c878fc2238db3</meta:generator>
  </office:meta>
</office:document-meta>
</file>